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ttp://krpano.com/plugins/userplugins/movinghotspots/</text:p>
      <text:p text:style-name="Preformatted_20_Text"/>
      <text:p text:style-name="Preformatted_20_Text">http://www.krpano.com/forum/wbb/index.php?page=Thread&amp;threadID=10399</text:p>
      <text:p text:style-name="Preformatted_20_Text"/>
      <text:p text:style-name="Preformatted_20_Text">http://krpano.com/docu/actions/</text:p>
      <text:p text:style-name="Preformatted_20_Text"/>
      <text:p text:style-name="Preformatted_20_Text">http://krpano.com/docu/actions/#looktohotspot</text:p>
      <text:p text:style-name="Preformatted_20_Text"/>
      <text:p text:style-name="Preformatted_20_Text">http://krpano.com/docu/xml/#layer.resetsize</text:p>
      <text:p text:style-name="Preformatted_20_Text"/>
      <text:p text:style-name="Preformatted_20_Text">http://krpano.com/docu/xml/#layer.registercontentsize</text:p>
      <text:p text:style-name="Preformatted_20_Text"/>
      <text:p text:style-name="Preformatted_20_Text">http://krpano.com/forum/wbb/index.php?page=Thread&amp;threadID=1223</text:p>
      <text:p text:style-name="Preformatted_20_Text"/>
      <text:p text:style-name="Preformatted_20_Text">http://krpano.com/docu/xml/#layer.registercontentsize</text:p>
      <text:p text:style-name="Preformatted_20_Text"/>
      <text:p text:style-name="Preformatted_20_Text">http://krpano.com/forum/wbb/index.php?page=Thread&amp;threadID=1223</text:p>
      <text:p text:style-name="Preformatted_20_Text"/>
      <text:p text:style-name="Preformatted_20_Text">http://krpano.com/examples/interface/</text:p>
      <text:p text:style-name="Preformatted_20_Text"/>
      <text:p text:style-name="Preformatted_20_Text">http://www.krpano.com/docu/tutorials/quickstart/#top</text:p>
      <text:p text:style-name="Preformatted_20_Text"/>
      <text:p text:style-name="Preformatted_20_Text">http://www.krpano.com/docu/xml/</text:p>
      <text:p text:style-name="Preformatted_20_Text"/>
      <text:p text:style-name="Preformatted_20_Text">http://www.krpano.com/docu/js/#top</text:p>
      <text:p text:style-name="Preformatted_20_Text"/>
      <text:p text:style-name="Preformatted_20_Text"/>
      <text:p text:style-name="Preformatted_20_Text">http://krpano.com/forum/wbb/index.php?page=Thread&amp;threadID=8610</text:p>
      <text:p text:style-name="Preformatted_20_Text">http://krpano.com/forum/wbb/index.php?page=Thread&amp;postID=40292&amp;highlight=animation#post40292</text:p>
      <text:p text:style-name="Preformatted_20_Text">http://krpano.com/forum/wbb/index.php?page=Thread&amp;postID=47484#post47484</text:p>
      <text:p text:style-name="Preformatted_20_Text">http://webonjee.com/radna-mapa/anton/__krpano__/animated_jpg_with_transition/index.html</text:p>
      <text:p text:style-name="Preformatted_20_Text">http://webonjee.com/radna-mapa/anton/__krpano__/animated_jpg_with_transition/example.xml</text:p>
      <text:p text:style-name="Preformatted_20_Text">http://krpano.com/docu/html5/?version=10814#supportedfunctionality</text:p>
      <text:p text:style-name="Preformatted_20_Text">http://krpano.com/docu/xml/#hotspot</text:p>
      <text:p text:style-name="Preformatted_20_Text">http://krpano.com/docu/xml/#plugin.blendmode</text:p>
      <text:p text:style-name="Preformatted_20_Text">http://krpano.com/docu/xml/#plugin.crop</text:p>
      <text:p text:style-name="Preformatted_20_Text">http://krpano.com/docu/xml/</text:p>
      <text:p text:style-name="Preformatted_20_Text"><text:a xlink:type="simple" xlink:href="http://krpano.com/examples/interface/">http://krpano.com/examples/interface/</text:a>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24" meta:word-count="24" meta:character-count="1276"/>
    <dc:date>2015-11-16T14:22:46.82</dc:date>
    <meta:generator>OpenOffice.org/3.3$Win32 OpenOffice.org_project/330m20$Build-9567</meta:generator>
  </office:meta>
</office:document-meta>
</file>